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72in"/>
    </style:style>
    <style:style style:name="co2" style:family="table-column">
      <style:table-column-properties fo:break-before="auto" style:column-width="1.89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lapsed_time_measurem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pu_elapsed_time_seconds</text:p>
          </table:table-cell>
          <table:table-cell office:value-type="string" calcext:value-type="string">
            <text:p><text:s/>gpu_elapsed_time_seconds</text:p>
          </table:table-cell>
          <table:table-cell/>
        </table:table-row>
        <table:table-row table:style-name="ro1">
          <table:table-cell office:value-type="float" office:value="0.141017" calcext:value-type="float">
            <text:p>0.141017</text:p>
          </table:table-cell>
          <table:table-cell office:value-type="float" office:value="0.422619" calcext:value-type="float">
            <text:p>0.422619</text:p>
          </table:table-cell>
          <table:table-cell/>
        </table:table-row>
        <table:table-row table:style-name="ro1">
          <table:table-cell office:value-type="float" office:value="0.192779" calcext:value-type="float">
            <text:p>0.192779</text:p>
          </table:table-cell>
          <table:table-cell office:value-type="float" office:value="0.305947" calcext:value-type="float">
            <text:p>0.305947</text:p>
          </table:table-cell>
          <table:table-cell/>
        </table:table-row>
        <table:table-row table:style-name="ro1">
          <table:table-cell office:value-type="float" office:value="0.17941" calcext:value-type="float">
            <text:p>0.17941</text:p>
          </table:table-cell>
          <table:table-cell office:value-type="float" office:value="0.26594" calcext:value-type="float">
            <text:p>0.26594</text:p>
          </table:table-cell>
          <table:table-cell/>
        </table:table-row>
        <table:table-row table:style-name="ro1">
          <table:table-cell office:value-type="float" office:value="0.18357" calcext:value-type="float">
            <text:p>0.18357</text:p>
          </table:table-cell>
          <table:table-cell office:value-type="float" office:value="0.300083" calcext:value-type="float">
            <text:p>0.300083</text:p>
          </table:table-cell>
          <table:table-cell/>
        </table:table-row>
        <table:table-row table:style-name="ro1">
          <table:table-cell office:value-type="float" office:value="0.151045" calcext:value-type="float">
            <text:p>0.151045</text:p>
          </table:table-cell>
          <table:table-cell office:value-type="float" office:value="0.262257" calcext:value-type="float">
            <text:p>0.262257</text:p>
          </table:table-cell>
          <table:table-cell/>
        </table:table-row>
        <table:table-row table:style-name="ro1">
          <table:table-cell office:value-type="float" office:value="0.206182" calcext:value-type="float">
            <text:p>0.206182</text:p>
          </table:table-cell>
          <table:table-cell office:value-type="float" office:value="0.243999" calcext:value-type="float">
            <text:p>0.243999</text:p>
          </table:table-cell>
          <table:table-cell/>
        </table:table-row>
        <table:table-row table:style-name="ro1">
          <table:table-cell office:value-type="float" office:value="0.151261" calcext:value-type="float">
            <text:p>0.151261</text:p>
          </table:table-cell>
          <table:table-cell office:value-type="float" office:value="0.261359" calcext:value-type="float">
            <text:p>0.261359</text:p>
          </table:table-cell>
          <table:table-cell/>
        </table:table-row>
        <table:table-row table:style-name="ro1">
          <table:table-cell office:value-type="float" office:value="0.187992" calcext:value-type="float">
            <text:p>0.187992</text:p>
          </table:table-cell>
          <table:table-cell office:value-type="float" office:value="0.263551" calcext:value-type="float">
            <text:p>0.263551</text:p>
          </table:table-cell>
          <table:table-cell/>
        </table:table-row>
        <table:table-row table:style-name="ro1">
          <table:table-cell office:value-type="float" office:value="0.146803" calcext:value-type="float">
            <text:p>0.146803</text:p>
          </table:table-cell>
          <table:table-cell office:value-type="float" office:value="0.261916" calcext:value-type="float">
            <text:p>0.261916</text:p>
          </table:table-cell>
          <table:table-cell/>
        </table:table-row>
        <table:table-row table:style-name="ro1">
          <table:table-cell office:value-type="float" office:value="0.150263" calcext:value-type="float">
            <text:p>0.150263</text:p>
          </table:table-cell>
          <table:table-cell office:value-type="float" office:value="0.316531" calcext:value-type="float">
            <text:p>0.316531</text:p>
          </table:table-cell>
          <table:table-cell/>
        </table:table-row>
        <table:table-row table:style-name="ro1">
          <table:table-cell office:value-type="float" office:value="0.139863" calcext:value-type="float">
            <text:p>0.139863</text:p>
          </table:table-cell>
          <table:table-cell office:value-type="float" office:value="0.328619" calcext:value-type="float">
            <text:p>0.328619</text:p>
          </table:table-cell>
          <table:table-cell/>
        </table:table-row>
        <table:table-row table:style-name="ro1">
          <table:table-cell office:value-type="float" office:value="0.17695" calcext:value-type="float">
            <text:p>0.17695</text:p>
          </table:table-cell>
          <table:table-cell office:value-type="float" office:value="0.263254" calcext:value-type="float">
            <text:p>0.263254</text:p>
          </table:table-cell>
          <table:table-cell/>
        </table:table-row>
        <table:table-row table:style-name="ro1">
          <table:table-cell office:value-type="float" office:value="0.14854" calcext:value-type="float">
            <text:p>0.14854</text:p>
          </table:table-cell>
          <table:table-cell office:value-type="float" office:value="0.29381" calcext:value-type="float">
            <text:p>0.29381</text:p>
          </table:table-cell>
          <table:table-cell/>
        </table:table-row>
        <table:table-row table:style-name="ro1">
          <table:table-cell office:value-type="float" office:value="0.148579" calcext:value-type="float">
            <text:p>0.148579</text:p>
          </table:table-cell>
          <table:table-cell office:value-type="float" office:value="0.191493" calcext:value-type="float">
            <text:p>0.191493</text:p>
          </table:table-cell>
          <table:table-cell/>
        </table:table-row>
        <table:table-row table:style-name="ro1">
          <table:table-cell office:value-type="float" office:value="0.139507" calcext:value-type="float">
            <text:p>0.139507</text:p>
          </table:table-cell>
          <table:table-cell office:value-type="float" office:value="0.190578" calcext:value-type="float">
            <text:p>0.190578</text:p>
          </table:table-cell>
          <table:table-cell/>
        </table:table-row>
        <table:table-row table:style-name="ro1">
          <table:table-cell office:value-type="float" office:value="0.221817" calcext:value-type="float">
            <text:p>0.221817</text:p>
          </table:table-cell>
          <table:table-cell office:value-type="float" office:value="0.193721" calcext:value-type="float">
            <text:p>0.193721</text:p>
          </table:table-cell>
          <table:table-cell/>
        </table:table-row>
        <table:table-row table:style-name="ro1">
          <table:table-cell office:value-type="float" office:value="0.1514" calcext:value-type="float">
            <text:p>0.1514</text:p>
          </table:table-cell>
          <table:table-cell office:value-type="float" office:value="0.190318" calcext:value-type="float">
            <text:p>0.190318</text:p>
          </table:table-cell>
          <table:table-cell/>
        </table:table-row>
        <table:table-row table:style-name="ro1">
          <table:table-cell office:value-type="float" office:value="0.143683" calcext:value-type="float">
            <text:p>0.143683</text:p>
          </table:table-cell>
          <table:table-cell office:value-type="float" office:value="0.188866" calcext:value-type="float">
            <text:p>0.188866</text:p>
          </table:table-cell>
          <table:table-cell/>
        </table:table-row>
        <table:table-row table:style-name="ro1">
          <table:table-cell office:value-type="float" office:value="0.139191" calcext:value-type="float">
            <text:p>0.139191</text:p>
          </table:table-cell>
          <table:table-cell office:value-type="float" office:value="0.190033" calcext:value-type="float">
            <text:p>0.190033</text:p>
          </table:table-cell>
          <table:table-cell/>
        </table:table-row>
        <table:table-row table:style-name="ro1">
          <table:table-cell office:value-type="float" office:value="0.16195" calcext:value-type="float">
            <text:p>0.16195</text:p>
          </table:table-cell>
          <table:table-cell office:value-type="float" office:value="0.189438" calcext:value-type="float">
            <text:p>0.189438</text:p>
          </table:table-cell>
          <table:table-cell/>
        </table:table-row>
        <table:table-row table:style-name="ro1">
          <table:table-cell office:value-type="float" office:value="0.143372" calcext:value-type="float">
            <text:p>0.143372</text:p>
          </table:table-cell>
          <table:table-cell office:value-type="float" office:value="0.189254" calcext:value-type="float">
            <text:p>0.189254</text:p>
          </table:table-cell>
          <table:table-cell/>
        </table:table-row>
        <table:table-row table:style-name="ro1">
          <table:table-cell office:value-type="float" office:value="0.139513" calcext:value-type="float">
            <text:p>0.139513</text:p>
          </table:table-cell>
          <table:table-cell office:value-type="float" office:value="0.189233" calcext:value-type="float">
            <text:p>0.189233</text:p>
          </table:table-cell>
          <table:table-cell/>
        </table:table-row>
        <table:table-row table:style-name="ro1">
          <table:table-cell office:value-type="float" office:value="0.139415" calcext:value-type="float">
            <text:p>0.139415</text:p>
          </table:table-cell>
          <table:table-cell office:value-type="float" office:value="0.190332" calcext:value-type="float">
            <text:p>0.190332</text:p>
          </table:table-cell>
          <table:table-cell/>
        </table:table-row>
        <table:table-row table:style-name="ro1">
          <table:table-cell office:value-type="float" office:value="0.139241" calcext:value-type="float">
            <text:p>0.139241</text:p>
          </table:table-cell>
          <table:table-cell office:value-type="float" office:value="0.190188" calcext:value-type="float">
            <text:p>0.190188</text:p>
          </table:table-cell>
          <table:table-cell/>
        </table:table-row>
        <table:table-row table:style-name="ro1">
          <table:table-cell office:value-type="float" office:value="0.140698" calcext:value-type="float">
            <text:p>0.140698</text:p>
          </table:table-cell>
          <table:table-cell office:value-type="float" office:value="0.190161" calcext:value-type="float">
            <text:p>0.190161</text:p>
          </table:table-cell>
          <table:table-cell/>
        </table:table-row>
        <table:table-row table:style-name="ro1">
          <table:table-cell office:value-type="float" office:value="0.139253" calcext:value-type="float">
            <text:p>0.139253</text:p>
          </table:table-cell>
          <table:table-cell office:value-type="float" office:value="0.18947" calcext:value-type="float">
            <text:p>0.18947</text:p>
          </table:table-cell>
          <table:table-cell/>
        </table:table-row>
        <table:table-row table:style-name="ro1">
          <table:table-cell office:value-type="float" office:value="0.15012" calcext:value-type="float">
            <text:p>0.15012</text:p>
          </table:table-cell>
          <table:table-cell office:value-type="float" office:value="0.188921" calcext:value-type="float">
            <text:p>0.188921</text:p>
          </table:table-cell>
          <table:table-cell/>
        </table:table-row>
        <table:table-row table:style-name="ro1">
          <table:table-cell office:value-type="float" office:value="0.143734" calcext:value-type="float">
            <text:p>0.143734</text:p>
          </table:table-cell>
          <table:table-cell office:value-type="float" office:value="0.190409" calcext:value-type="float">
            <text:p>0.190409</text:p>
          </table:table-cell>
          <table:table-cell/>
        </table:table-row>
        <table:table-row table:style-name="ro1">
          <table:table-cell office:value-type="float" office:value="0.150103" calcext:value-type="float">
            <text:p>0.150103</text:p>
          </table:table-cell>
          <table:table-cell office:value-type="float" office:value="0.195117" calcext:value-type="float">
            <text:p>0.195117</text:p>
          </table:table-cell>
          <table:table-cell/>
        </table:table-row>
        <table:table-row table:style-name="ro1">
          <table:table-cell office:value-type="float" office:value="0.156039" calcext:value-type="float">
            <text:p>0.156039</text:p>
          </table:table-cell>
          <table:table-cell office:value-type="float" office:value="0.189272" calcext:value-type="float">
            <text:p>0.189272</text:p>
          </table:table-cell>
          <table:table-cell/>
        </table:table-row>
        <table:table-row table:style-name="ro1">
          <table:table-cell office:value-type="float" office:value="0.141926" calcext:value-type="float">
            <text:p>0.141926</text:p>
          </table:table-cell>
          <table:table-cell office:value-type="float" office:value="0.189866" calcext:value-type="float">
            <text:p>0.189866</text:p>
          </table:table-cell>
          <table:table-cell/>
        </table:table-row>
        <table:table-row table:style-name="ro1">
          <table:table-cell office:value-type="float" office:value="0.153666" calcext:value-type="float">
            <text:p>0.153666</text:p>
          </table:table-cell>
          <table:table-cell office:value-type="float" office:value="0.18965" calcext:value-type="float">
            <text:p>0.18965</text:p>
          </table:table-cell>
          <table:table-cell/>
        </table:table-row>
        <table:table-row table:style-name="ro1">
          <table:table-cell table:formula="of:=AVERAGE([.A2:.A33])" office:value-type="float" office:value="0.1562150625" calcext:value-type="float">
            <text:p>0.1562150625</text:p>
          </table:table-cell>
          <table:table-cell table:formula="of:=AVERAGE([.B2:.B33])" office:value-type="float" office:value="0.23144390625" calcext:value-type="float">
            <text:p>0.23144390625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table:formula="of:=STDEV([.A2:.A33])" office:value-type="float" office:value="0.0215675704060929" calcext:value-type="float">
            <text:p>0.021567570406093</text:p>
          </table:table-cell>
          <table:table-cell table:formula="of:=STDEV([.B2:.B33])" office:value-type="float" office:value="0.0583935358576501" calcext:value-type="float">
            <text:p>0.05839353585765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table:formula="of:=[.A35]/SQRT(32)" office:value-type="float" office:value="0.00381264382196665" calcext:value-type="float">
            <text:p>0.003812643821967</text:p>
          </table:table-cell>
          <table:table-cell table:formula="of:=[.B35]/SQRT(32)" office:value-type="float" office:value="0.0103226162956011" calcext:value-type="float">
            <text:p>0.010322616295601</text:p>
          </table:table-cell>
          <table:table-cell office:value-type="string" calcext:value-type="string">
            <text:p>stderror</text:p>
          </table:table-cell>
        </table:table-row>
        <table:table-row table:style-name="ro1">
          <table:table-cell office:value-type="string" calcext:value-type="string">
            <text:p>0.1562 +/- 0.0038</text:p>
          </table:table-cell>
          <table:table-cell office:value-type="string" calcext:value-type="string">
            <text:p>0.2314 +/- 0.0103</text:p>
          </table:table-cell>
          <table:table-cell office:value-type="string" calcext:value-type="string">
            <text:p>second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0T16:50:46.762400643</dc:date>
    <meta:editing-duration>PT18M52S</meta:editing-duration>
    <meta:editing-cycles>2</meta:editing-cycles>
    <meta:generator>LibreOffice/6.4.7.2$Linux_X86_64 LibreOffice_project/40$Build-2</meta:generator>
    <meta:document-statistic meta:table-count="1" meta:cell-count="78" meta:object-count="0"/>
  </office:meta>
</office:document-meta>
</file>